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1" svg:font-family="monospace"/>
    <style:font-face style:name="monospace" svg:font-family="monospace, 'Droid Sans Mono', monospace, monospace, 'Droid Sans Fallback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normal"/>
    </style:style>
    <style:style style:name="P3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fo:font-size="10.5pt" fo:letter-spacing="normal" fo:font-style="normal" fo:font-weight="normal"/>
    </style:style>
    <style:style style:name="P4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fo:letter-spacing="normal"/>
    </style:style>
    <style:style style:name="P5" style:family="paragraph" style:parent-style-name="Preformatted_20_Text">
      <style:paragraph-properties fo:margin-top="0in" fo:margin-bottom="0in" loext:contextual-spacing="false" fo:orphans="2" fo:widows="2"/>
    </style:style>
    <style:style style:name="P6" style:family="paragraph" style:parent-style-name="Text_20_body">
      <style:text-properties officeooo:paragraph-rsid="0021478d"/>
    </style:style>
    <style:style style:name="P7" style:family="paragraph" style:parent-style-name="Standard">
      <style:paragraph-properties fo:margin-top="0in" fo:margin-bottom="0in" loext:contextual-spacing="false" fo:orphans="2" fo:widows="2"/>
      <style:text-properties fo:font-variant="normal" fo:text-transform="none" fo:color="#a31515" style:font-name="monospace" fo:font-size="10.5pt" fo:letter-spacing="normal" fo:font-style="normal" fo:font-weight="normal" fo:background-color="#fffffe"/>
    </style:style>
    <style:style style:name="P8" style:family="paragraph" style:parent-style-name="Text_20_body">
      <style:text-properties fo:font-variant="normal" fo:text-transform="none" fo:color="#212121" style:font-name="monospace1" fo:font-size="10.5pt" fo:letter-spacing="normal" fo:font-style="normal" fo:font-weight="normal" officeooo:paragraph-rsid="0021478d"/>
    </style:style>
    <style:style style:name="P9" style:family="paragraph" style:parent-style-name="Text_20_body">
      <style:text-properties fo:font-variant="normal" fo:text-transform="none" fo:color="#212121" style:font-name="monospace1" fo:font-size="10.5pt" fo:letter-spacing="normal" fo:font-style="normal" fo:font-weight="normal" officeooo:rsid="00216cca" officeooo:paragraph-rsid="00216cca"/>
    </style:style>
    <style:style style:name="P10" style:family="paragraph" style:parent-style-name="Text_20_body">
      <style:text-properties fo:font-variant="normal" fo:text-transform="none" fo:color="#212121" style:font-name="monospace1" fo:font-size="10.5pt" fo:letter-spacing="normal" fo:font-style="normal" fo:font-weight="bold" officeooo:rsid="00216cca" officeooo:paragraph-rsid="00216cca" style:font-weight-asian="bold" style:font-weight-complex="bold"/>
    </style:style>
    <style:style style:name="P11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variant="normal" fo:text-transform="none" fo:color="#212121" style:font-name="monospace1" fo:font-size="10.5pt" fo:letter-spacing="normal" fo:font-style="normal" fo:font-weight="normal" officeooo:paragraph-rsid="0021478d"/>
    </style:style>
    <style:style style:name="P12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fo:font-size="10.5pt" fo:letter-spacing="normal" fo:font-style="normal" fo:font-weight="normal"/>
    </style:style>
    <style:style style:name="P13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fo:letter-spacing="normal"/>
    </style:style>
    <style:style style:name="P14" style:family="paragraph" style:parent-style-name="Preformatted_20_Text">
      <style:text-properties fo:font-variant="normal" fo:text-transform="none" fo:color="#212121" style:font-name="monospace1" fo:font-size="10.5pt" fo:letter-spacing="normal" fo:font-style="normal" fo:font-weight="normal" officeooo:rsid="00216cca" officeooo:paragraph-rsid="00216cca"/>
    </style:style>
    <style:style style:name="P15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T1" style:family="text">
      <style:text-properties fo:font-size="10.5pt" fo:font-style="normal" fo:font-weight="normal"/>
    </style:style>
    <style:style style:name="T2" style:family="text">
      <style:text-properties fo:font-weight="bold" officeooo:rsid="0021478d" style:font-weight-asian="bold" style:font-weight-complex="bold"/>
    </style:style>
    <style:style style:name="T3" style:family="text">
      <style:text-properties fo:font-variant="normal" fo:text-transform="none" fo:color="#212121" style:font-name="monospace1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://sverberne.ruhosting.nl/papers/Verberne_IR_Learning%20to%20Rank.pdf" text:style-name="Internet_20_link" text:visited-style-name="Visited_20_Internet_20_Link">http://sverberne.ruhosting.nl/papers/Verberne_IR_Learning%20to%20Rank.pdf</text:a></text:p>
      <text:p text:style-name="P2"/>
      <text:p text:style-name="P2">100%|██████████| 9326/9326 [1:57:40&lt;00:00, <text:s/>1.32it/s]</text:p>
      <text:p text:style-name="P3">100%|██████████| 1036/1036 [04:10&lt;00:00, <text:s/>4.50it/s]</text:p>
      <text:p text:style-name="P4"><text:s text:c="2"/><text:span text:style-name="T1">0%| <text:s text:c="9"/>| 0/9326 [00:00&lt;?, ?it/s]</text:span></text:p>
      <text:p text:style-name="P1"/>
      <text:p text:style-name="P4"><text:s/><text:span text:style-name="T1">Epoch 1:</text:span></text:p>
      <text:p text:style-name="P4"><text:s text:c="9"/><text:span text:style-name="T1">Train Loss: 0.199 | Train Accuracy: 95.06%</text:span></text:p>
      <text:p text:style-name="P4"><text:s text:c="9"/><text:span text:style-name="T1">Validation Loss: 0.19 | Validation Accuracy: 95.29%</text:span></text:p>
      <text:p text:style-name="P5"/>
      <text:p text:style-name="P2">100%|██████████| 9326/9326 [1:57:26&lt;00:00, <text:s/>1.32it/s]</text:p>
      <text:p text:style-name="P3">100%|██████████| 1036/1036 [04:10&lt;00:00, <text:s/>4.48it/s]</text:p>
      <text:p text:style-name="P1"/>
      <text:p text:style-name="P4"><text:s/><text:span text:style-name="T1">Epoch 2:</text:span></text:p>
      <text:p text:style-name="P4"><text:s text:c="9"/><text:span text:style-name="T1">Train Loss: 0.198 | Train Accuracy: 95.08%</text:span></text:p>
      <text:p text:style-name="P4"><text:s text:c="9"/><text:span text:style-name="T1">Validation Loss: 0.19 | Validation Accuracy: 95.29%</text:span></text:p>
      <text:p text:style-name="P3"/>
      <text:p text:style-name="P7">model/2_model-bert-full.pt</text:p>
      <text:p text:style-name="P3"/>
      <text:p text:style-name="P1"/>
      <text:p text:style-name="P2">100%|██████████| 330/330 [41:11&lt;00:00, <text:s/>7.49s/it]</text:p>
      <text:p text:style-name="P1"/>
      <text:p text:style-name="P3">Average nDCG@10 for 10 queries: 0.4029542851602773</text:p>
      <text:p text:style-name="P5"/>
      <text:p text:style-name="P3">MRR@10 for 10 queries: 0.4009009009009009</text:p>
      <text:p text:style-name="P5"/>
      <text:p text:style-name="P3">Average Precision@1: 0.403030303030303</text:p>
      <text:p text:style-name="P6"><text:line-break/><text:span text:style-name="T2">full</text:span></text:p>
      <text:p text:style-name="P6"><text:line-break/><text:span text:style-name="T3">Average nDCG@10 for 10 queries: 0.045931021765975764 </text:span></text:p>
      <text:p text:style-name="P8">MRR@10 for 10 queries: 0.04352209352209352 </text:p>
      <text:p text:style-name="P8">Average Precision@1: 0.04242424242424243</text:p>
      <text:p text:style-name="P11"/>
      <text:p text:style-name="P10">512</text:p>
      <text:p text:style-name="P14">100%|██████████| 37301/37301 [4:41:09&lt;00:00, <text:s/>2.21it/s]</text:p>
      <text:p text:style-name="P3">100%|██████████| 4143/4143 [09:46&lt;00:00, <text:s/>7.23it/s]</text:p>
      <text:p text:style-name="P4"><text:s text:c="2"/><text:span text:style-name="T1">0%| <text:s text:c="9"/>| 0/37301 [00:00&lt;?, ?it/s]</text:span></text:p>
      <text:p text:style-name="P1"/>
      <text:p text:style-name="P4"><text:s/><text:span text:style-name="T1">Epoch 1:</text:span></text:p>
      <text:p text:style-name="P4"><text:s text:c="9"/><text:span text:style-name="T1">Train Loss: 0.239 | Train Accuracy: 95.06%</text:span></text:p>
      <text:p text:style-name="P4"><text:s text:c="9"/><text:span text:style-name="T1">Validation Loss: 0.198 | Validation Accuracy: 95.29%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1" svg:font-family="monospace"/>
    <style:font-face style:name="monospace" svg:font-family="monospace, 'Droid Sans Mono', monospace, monospace, 'Droid Sans Fallback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3:54:03.531430208</meta:creation-date>
    <dc:date>2020-02-20T22:31:43.958049370</dc:date>
    <meta:editing-duration>PT14H39M39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28" meta:word-count="118" meta:character-count="1178" meta:non-whitespace-character-count="998"/>
  </office:meta>
</office:document-meta>
</file>